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0d064" officeooo:paragraph-rsid="0020d064"/>
    </style:style>
    <style:style style:name="P2" style:family="paragraph" style:parent-style-name="Text_20_body">
      <style:text-properties officeooo:paragraph-rsid="0020d064"/>
    </style:style>
    <style:style style:name="P3" style:family="paragraph" style:parent-style-name="Text_20_body">
      <style:text-properties officeooo:rsid="00229f3f" officeooo:paragraph-rsid="00229f3f"/>
    </style:style>
    <style:style style:name="P4" style:family="paragraph" style:parent-style-name="Text_20_body" style:list-style-name="L2">
      <style:text-properties officeooo:rsid="00229f3f" officeooo:paragraph-rsid="00229f3f"/>
    </style:style>
    <style:style style:name="P5" style:family="paragraph" style:parent-style-name="Heading_20_2">
      <style:text-properties officeooo:rsid="0020d064" officeooo:paragraph-rsid="0020d064"/>
    </style:style>
    <style:style style:name="T1" style:family="text">
      <style:text-properties officeooo:rsid="0020d064"/>
    </style:style>
    <style:style style:name="T2" style:family="text">
      <style:text-properties officeooo:rsid="002455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0</text:span> : <text:span text:style-name="T1">Installation</text:span></text:h>
      <text:p text:style-name="Standard"/>
      <text:h text:style-name="P5" text:outline-level="2">0.1 Premier démarrage</text:h>
      <text:p text:style-name="P1">Vérifier votre version de Java</text:p>
      <text:p text:style-name="P1">Dézipper l’archive fournie</text:p>
      <text:p text:style-name="P1">Démarrer ElasticSearch </text:p>
      <text:p text:style-name="P1">Accèder via un navigateur à <text:a xlink:type="simple" xlink:href="http://localhost:9200/" text:style-name="Internet_20_link" text:visited-style-name="Visited_20_Internet_20_Link">http://localhost:9200</text:a></text:p>
      <text:p text:style-name="P1">Accèder via curl</text:p>
      <text:p text:style-name="P1"/>
      <text:h text:style-name="Heading_20_2" text:outline-level="2">0.2 Fichier de configuration et lecture des traces</text:h>
      <text:p text:style-name="P3">Editer le fichier de configuration principal d’elasticsearch et modifier les propriétés suivantes :</text:p>
      <text:list xml:id="list8856666619500711007" text:style-name="L2">
        <text:list-item>
          <text:p text:style-name="P4">Nom du cluster</text:p>
        </text:list-item>
        <text:list-item>
          <text:p text:style-name="P4">Nom du nœud</text:p>
        </text:list-item>
        <text:list-item>
          <text:p text:style-name="P4">Adresse d’écoute (y mettre votre adresse publique)</text:p>
        </text:list-item>
      </text:list>
      <text:p text:style-name="P3"/>
      <text:p text:style-name="P3">Tenter un démarrage et observer les tests de bootstrap</text:p>
      <text:p text:style-name="P3"/>
      <text:p text:style-name="P3">Modifier le niveau de trace <text:span text:style-name="T2">à WAR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7-04-22T19:35:23.132722277</dc:date>
    <meta:editing-duration>PT1H26M57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78" meta:character-count="498" meta:non-whitespace-character-count="436"/>
  </office:meta>
</office:document-meta>
</file>